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n absolute madman</text:p>
          </table:table-cell>
          <table:table-cell table:number-columns-repeated="1020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style-name="ce0"/>
          <table:table-cell table:style-name="ce0"/>
          <table:table-cell table:style-name="ce0" office:value-type="string">
            <text:p>ALLLL RIIIIIIIIIIIIIIIIIGHT!!!!
Dumb-ass rock!! If you thoughtcha could block
that hole forever, you've got another thing
comiiiiiiiiiiiiiiiiiiiiiiiiing!!!</text:p>
          </table:table-cell>
          <table:table-cell table:number-columns-repeated="1020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style-name="ce0"/>
          <table:table-cell table:style-name="ce0"/>
          <table:table-cell table:style-name="ce0" office:value-type="string">
            <text:p>TAAAAKE THIIIS!!! The Spirit of the Grapple
Dragon in my right arm is comin' out to plaaaa-
aaaaaaaaaaaeeeeeeeeeeeeeuuuuuuuuuuuuuuu-
uuuuooooooooooaaaaaaaagh!!!!!!!!!!!</text:p>
          </table:table-cell>
          <table:table-cell table:number-columns-repeated="1020"/>
        </table:table-row>
        <table:table-row>
          <table:table-cell table:style-name="ce0" office:value-type="string">
            <text:p>赤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Red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